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tarting in Pytho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start with python math..." draw:style-name="dp1" draw:master-page-name="Title_20_and_20_body" presentation:presentation-page-layout-name="AL2T1">
        <draw:frame draw:name="Shape 59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Let’s start with python math...</text:span></text:p>
          </draw:text-box>
        </draw:frame>
        <draw:frame draw:name="Shape 60" presentation:style-name="pr4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3">* <text:s/>is multiply</text:span></text:p>
              </text:list-item>
              <text:list-item>
                <text:p text:style-name="P6"><text:span text:style-name="T3">/ is divide</text:span></text:p>
              </text:list-item>
              <text:list-item>
                <text:p text:style-name="P6"><text:span text:style-name="T3">+ is add</text:span></text:p>
              </text:list-item>
              <text:list-item>
                <text:p text:style-name="P6"><text:span text:style-name="T3">- is subtract</text:span></text:p>
              </text:list-item>
              <text:list-item>
                <text:p text:style-name="P6"><text:span text:style-name="T3">% is modulus. It effectively gives you the remainder of the first number divided by the second.</text:span></text:p>
              </text:list-item>
              <text:list-item>
                <text:p text:style-name="P6"><text:span text:style-name="T3">^ is “to the power of”. So x*x is x^2.</text:span></text:p>
              </text:list-item>
              <text:list-item>
                <text:p text:style-name="P6"><text:span text:style-name="T3">Let’s play around with this in terminal a bit.</text:span></text:p>
              </text:list-item>
            </text:list>
          </draw:text-box>
        </draw:frame>
        <presentation:notes draw:style-name="dp2">
          <draw:page-thumbnail draw:name="Shape 56" draw:style-name="gr1" draw:layer="layout" svg:width="16.932cm" svg:height="9.524cm" svg:x="1.059cm" svg:y="1.905cm" draw:page-number="2" presentation:class="page"/>
          <draw:frame draw:name="Shape 57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s in Python" draw:style-name="dp1" draw:master-page-name="Title_20_and_20_body" presentation:presentation-page-layout-name="AL2T1">
        <draw:frame draw:name="Shape 6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Methods in Python</text:span></text:p>
          </draw:text-box>
        </draw:frame>
        <draw:frame draw:name="Shape 66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Let’s move onto methods in python. When we were using Karel, syntax was:</text:span></text:p>
            <text:p text:style-name="P6"><text:span text:style-name="T3">private void name (){</text:span></text:p>
            <text:p text:style-name="P6"><text:span text:style-name="T3">}</text:span></text:p>
            <text:p text:style-name="P6"><text:span text:style-name="T3">However, in Python, you can create a method simply by writing:</text:span></text:p>
            <text:p text:style-name="P6"><text:span text:style-name="T3">def name():</text:span></text:p>
            <text:p text:style-name="P6"><text:span text:style-name="T3">No brackets required. Seems simpler right? Well, there’s a catch....</text:span></text:p>
            <text:p text:style-name="P6"><text:span text:style-name="T3"/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Python Syntax" draw:style-name="dp1" draw:master-page-name="Title_20_and_20_body" presentation:presentation-page-layout-name="AL2T1">
        <draw:frame draw:name="Shape 71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Special Python Syntax</text:span></text:p>
          </draw:text-box>
        </draw:frame>
        <draw:frame draw:name="Shape 72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One of the most important things is that Python uses whitespace to track nesting, basicly meaning tab is the brackets of Python. Here’s an example:</text:span></text:p>
            <text:p text:style-name="P6"><text:span text:style-name="T3">def turnRightPython():</text:span></text:p>
            <text:p text:style-name="P8"><text:span text:style-name="T3">turnLeft()</text:span></text:p>
            <text:p text:style-name="P8"><text:span text:style-name="T3">turnLeft()</text:span></text:p>
            <text:p text:style-name="P8"><text:span text:style-name="T3">turnLeft()</text:span></text:p>
            <text:p text:style-name="P9"><text:span text:style-name="T3">Anything else you notice? Semi-colons are not required! New line works exactly the same way as semi-colons in python.</text:span></text:p>
            <text:p text:style-name="P9"><text:span text:style-name="T3"/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4" presentation:class="page"/>
          <draw:frame draw:name="Shape 6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s" draw:style-name="dp1" draw:master-page-name="Title_20_and_20_body" presentation:presentation-page-layout-name="AL2T1">
        <draw:frame draw:name="Shape 7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ata Types</text:span></text:p>
          </draw:text-box>
        </draw:frame>
        <draw:frame draw:name="Shape 78" presentation:style-name="pr4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3">There are numbers and strings, strings represent a word, while numbers, as the name suggests, represent numbers.</text:span></text:p>
            <text:p text:style-name="P6"><text:span text:style-name="T3"/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7"/>
    <meta:generator>LibreOffice/5.1.1.3$Linux_X86_64 LibreOffice_project/10m0$Build-3</meta:generator>
  </office:meta>
</office:document-meta>
</file>